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57a" officeooo:paragraph-rsid="0000257a"/>
    </style:style>
    <style:style style:name="P2" style:family="paragraph" style:parent-style-name="Standard">
      <style:text-properties officeooo:rsid="0000257a" officeooo:paragraph-rsid="00059c5a"/>
    </style:style>
    <style:style style:name="P3" style:family="paragraph" style:parent-style-name="Standard">
      <style:text-properties style:text-underline-style="none" officeooo:rsid="0000257a" officeooo:paragraph-rsid="0000257a"/>
    </style:style>
    <style:style style:name="P4" style:family="paragraph" style:parent-style-name="Standard">
      <style:text-properties style:text-underline-style="none" officeooo:rsid="0000257a" officeooo:paragraph-rsid="0000c3c3"/>
    </style:style>
    <style:style style:name="P5" style:family="paragraph" style:parent-style-name="Standard">
      <style:text-properties style:text-underline-style="none" officeooo:rsid="0000257a" officeooo:paragraph-rsid="00059c5a"/>
    </style:style>
    <style:style style:name="P6" style:family="paragraph" style:parent-style-name="Standard">
      <style:text-properties style:text-underline-style="none" officeooo:rsid="0000257a" officeooo:paragraph-rsid="00091d1a"/>
    </style:style>
    <style:style style:name="P7" style:family="paragraph" style:parent-style-name="Standard">
      <style:text-properties style:text-underline-style="none" officeooo:rsid="0000257a" officeooo:paragraph-rsid="000a3b9d"/>
    </style:style>
    <style:style style:name="P8" style:family="paragraph" style:parent-style-name="Standard">
      <style:text-properties style:text-underline-style="none" officeooo:rsid="0000c3c3" officeooo:paragraph-rsid="0000c3c3"/>
    </style:style>
    <style:style style:name="P9" style:family="paragraph" style:parent-style-name="Standard">
      <style:text-properties style:text-underline-style="none" officeooo:rsid="0000c3c3" officeooo:paragraph-rsid="00091d1a"/>
    </style:style>
    <style:style style:name="P10" style:family="paragraph" style:parent-style-name="Standard">
      <style:text-properties style:text-underline-style="none" officeooo:rsid="00091d1a" officeooo:paragraph-rsid="00091d1a"/>
    </style:style>
    <style:style style:name="P11" style:family="paragraph" style:parent-style-name="Standard">
      <style:text-properties fo:font-size="16pt" style:text-underline-style="none" fo:font-weight="bold" officeooo:rsid="00091d1a" officeooo:paragraph-rsid="00091d1a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091d1a" officeooo:paragraph-rsid="00091d1a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2pt" style:text-underline-style="none" fo:font-weight="normal" officeooo:rsid="00091d1a" officeooo:paragraph-rsid="00091d1a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91d1a" officeooo:paragraph-rsid="0009f0e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f0e9" officeooo:paragraph-rsid="0009f0e9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0c3c3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5e68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2cdf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2cdf2"/>
    </style:style>
    <style:style style:name="T7" style:family="text">
      <style:text-properties style:text-underline-style="solid" style:text-underline-width="auto" style:text-underline-color="font-color" officeooo:rsid="00045ba7"/>
    </style:style>
    <style:style style:name="T8" style:family="text">
      <style:text-properties style:text-underline-style="solid" style:text-underline-width="auto" style:text-underline-color="font-color" officeooo:rsid="00059c5a"/>
    </style:style>
    <style:style style:name="T9" style:family="text">
      <style:text-properties style:text-underline-style="solid" style:text-underline-width="auto" style:text-underline-color="font-color" officeooo:rsid="0005e68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0c3c3"/>
    </style:style>
    <style:style style:name="T12" style:family="text">
      <style:text-properties style:text-underline-style="none" fo:font-weight="bold" officeooo:rsid="0000c3c3" style:font-weight-asian="bold" style:font-weight-complex="bold"/>
    </style:style>
    <style:style style:name="T13" style:family="text">
      <style:text-properties style:text-underline-style="none" officeooo:rsid="0002cdf2"/>
    </style:style>
    <style:style style:name="T14" style:family="text">
      <style:text-properties style:text-underline-style="none" officeooo:rsid="00059c5a"/>
    </style:style>
    <style:style style:name="T15" style:family="text">
      <style:text-properties style:text-underline-style="none" officeooo:rsid="0005e68d"/>
    </style:style>
    <style:style style:name="T16" style:family="text">
      <style:text-properties style:text-underline-style="solid" style:text-underline-type="double" style:text-underline-width="auto" style:text-underline-color="font-color"/>
    </style:style>
    <style:style style:name="T17" style:family="text">
      <style:text-properties fo:font-weight="bold" officeooo:rsid="00059c5a" style:font-weight-asian="bold" style:font-weight-complex="bold"/>
    </style:style>
    <style:style style:name="T18" style:family="text">
      <style:text-properties fo:font-weight="bold" officeooo:rsid="0000c3c3" style:font-weight-asian="bold" style:font-weight-complex="bold"/>
    </style:style>
    <style:style style:name="T19" style:family="text">
      <style:text-properties fo:font-weight="bold" officeooo:rsid="000a3b9d" style:font-weight-asian="bold" style:font-weight-complex="bold"/>
    </style:style>
    <style:style style:name="T20" style:family="text">
      <style:text-properties officeooo:rsid="00059c5a"/>
    </style:style>
    <style:style style:name="T21" style:family="text">
      <style:text-properties officeooo:rsid="0005e68d"/>
    </style:style>
    <style:style style:name="T22" style:family="text">
      <style:text-properties officeooo:rsid="0009f0e9"/>
    </style:style>
    <style:style style:name="T23" style:family="text">
      <style:text-properties officeooo:rsid="000a3b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odelo Relacional</text:p>
      <text:p text:style-name="P15"/>
      <text:p text:style-name="P1"/>
      <text:p text:style-name="P1">Productos = {<text:span text:style-name="T9">CodBarra</text:span><text:span text:style-name="T10">, P_Nombre, ContenidoNeto, MedidadelContenido, EsUn, Descripcion, Stock, Precio}</text:span></text:p>
      <text:p text:style-name="P3"/>
      <text:p text:style-name="P1"><text:span text:style-name="T10">PlantasMed = {</text:span><text:span text:style-name="T16">NbreCientifico, Tipo</text:span><text:span text:style-name="T10">, </text:span><text:span text:style-name="T3">Cod</text:span><text:span text:style-name="T4">Barra</text:span><text:span text:style-name="T3">_Isa1</text:span><text:span text:style-name="T10">}</text:span></text:p>
      <text:p text:style-name="P3"/>
      <text:p text:style-name="P1"><text:span text:style-name="T10">RegistroPerdidas = {</text:span><text:span text:style-name="T6">CodPerdida</text:span><text:span text:style-name="T13">, </text:span><text:span text:style-name="T16">Fecha</text:span><text:span text:style-name="T10">, PerdidaTotal}</text:span></text:p>
      <text:p text:style-name="P3"/>
      <text:p text:style-name="P1"><text:span text:style-name="T10">Ventas = <text:s/>{</text:span><text:span text:style-name="T7">NroFactura</text:span><text:span text:style-name="T11">, </text:span><text:span text:style-name="T10">FechaVenta, </text:span><text:span text:style-name="T15">Hora,</text:span><text:span text:style-name="T10"> MontoTotal, </text:span><text:span text:style-name="T12">CodCliente_Se_Corresponde</text:span><text:span text:style-name="T10">}</text:span></text:p>
      <text:p text:style-name="P3"/>
      <text:p text:style-name="P2"><text:span text:style-name="T10">Clientes = {</text:span><text:span text:style-name="T2">CodCliente</text:span><text:span text:style-name="T11">, </text:span><text:span text:style-name="T16">Genero, NroDoc, TipoDoc</text:span><text:span text:style-name="T10">, Pais, Provincia, Localidad, </text:span><text:span text:style-name="T14">C</text:span><text:span text:style-name="T10">_Nombre, Telefono, Direccion}</text:span></text:p>
      <text:p text:style-name="P3"/>
      <text:p text:style-name="P5">Proveedores = {<text:span text:style-name="T8">CodProv</text:span><text:span text:style-name="T20">, </text:span><text:span text:style-name="T16">CUIL_CUIT</text:span>, Pais, Provincia, Localidad, <text:span text:style-name="T20">Pr</text:span>_Nombre, Telefono, Direccion}</text:p>
      <text:p text:style-name="P3"/>
      <text:p text:style-name="P4">Pedidos = {<text:span text:style-name="T1">NroPedido</text:span>, FechaPedido, <text:span text:style-name="T17">CodProv_Recibe</text:span>}</text:p>
      <text:p text:style-name="P3"/>
      <text:p text:style-name="P7">Remitos = {<text:span text:style-name="T1">NroRemito</text:span>, FechaEntrega, Calificacion, <text:span text:style-name="T17">CodProv_Realiza, </text:span><text:span text:style-name="T18">NroPedido_</text:span><text:span text:style-name="T19">Asociado</text:span>}</text:p>
      <text:p text:style-name="P3"/>
      <text:p text:style-name="P6">Posee = {<text:span text:style-name="T4">CodBarra</text:span><text:span text:style-name="T3">, </text:span><text:span text:style-name="T5">CodPerdida</text:span>, CantidadProducto, PrecioPerdida}</text:p>
      <text:p text:style-name="P3"/>
      <text:p text:style-name="P9">Corresponde = {<text:span text:style-name="T3">CodVenta, </text:span><text:span text:style-name="T4">CodBarra</text:span>, Porcentaje, Cantidad, PrecioVenta}</text:p>
      <text:p text:style-name="P8"/>
      <text:p text:style-name="P9">Esta_En = {<text:span text:style-name="T4">CodBarra</text:span><text:span text:style-name="T3">, NroRemito</text:span>, CantidadEntrega, PrecioCompra}</text:p>
      <text:p text:style-name="P8"/>
      <text:p text:style-name="P9">Pertenece = {<text:span text:style-name="T4">CodBarra</text:span><text:span text:style-name="T3">, NroPedido</text:span>, CantidadPedido}</text:p>
      <text:p text:style-name="P8"/>
      <text:p text:style-name="P10">Usuarios={<text:span text:style-name="T1">IdUsuario</text:span>, Password}</text:p>
      <text:p text:style-name="P10"/>
      <text:p text:style-name="P10"/>
      <text:p text:style-name="P12">Depende<text:span text:style-name="T23">n</text:span>cias de Inclusión</text:p>
      <text:p text:style-name="P11"/>
      <text:p text:style-name="P13">PlantasMed.CodBarra_Isa1 &lt; Productos.CodBarra</text:p>
      <text:p text:style-name="P13"/>
      <text:p text:style-name="P13">Ventas.CodCliente_Se_Corresponde &lt; Clientes.CodCliente</text:p>
      <text:p text:style-name="P13"/>
      <text:p text:style-name="P13">Perdidos.CodProv_Recibe &lt; Proveedores.CodProv</text:p>
      <text:p text:style-name="P13"/>
      <text:p text:style-name="P13">Remitos.CodProv_Realiza &lt; Proveedores.CodProv</text:p>
      <text:p text:style-name="P13"/>
      <text:p text:style-name="P13">Posee.<text:span text:style-name="T21">CodBarra</text:span> &lt; Productos.CodBarra</text:p>
      <text:p text:style-name="P13"/>
      <text:p text:style-name="P13">Posee.CodPerdida &lt; RegistroPerdidas.CodPerdida</text:p>
      <text:p text:style-name="P13"/>
      <text:p text:style-name="P13">Corresponde.<text:span text:style-name="T21">CodBarra</text:span> &lt; Productos.CodBarra</text:p>
      <text:p text:style-name="P13"><text:soft-page-break/></text:p>
      <text:p text:style-name="P14">Corresponde.<text:span text:style-name="T21">CodVenta</text:span> &lt; <text:span text:style-name="T22">Ventas.CodVenta</text:span></text:p>
      <text:p text:style-name="P14"/>
      <text:p text:style-name="P14"><text:span text:style-name="T22">Esta_En</text:span>.<text:span text:style-name="T21">CodBarra</text:span> &lt; Productos.CodBarra</text:p>
      <text:p text:style-name="P14"/>
      <text:p text:style-name="P14"><text:span text:style-name="T22">Esta_En</text:span>.<text:span text:style-name="T22">NroRemito</text:span> &lt; <text:span text:style-name="T22">Remitos.NroRemito</text:span></text:p>
      <text:p text:style-name="P14"/>
      <text:p text:style-name="P14">P<text:span text:style-name="T22">ertenece</text:span>.<text:span text:style-name="T21">CodBarra</text:span> &lt; Productos.CodBarra</text:p>
      <text:p text:style-name="P14"/>
      <text:p text:style-name="P14"><text:span text:style-name="T22">Pertenece</text:span>.<text:span text:style-name="T22">NroPedido</text:span> &lt; <text:span text:style-name="T22">Pedidos.NroPedido</text:span></text:p>
      <text:p text:style-name="P14"/>
      <text:p text:style-name="P14"><text:span text:style-name="T23">Remitos</text:span>.<text:span text:style-name="T22">NroPedido_Asociados</text:span> &lt; <text:span text:style-name="T22">Pedidos.NroPedi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10-09T09:50:53.043000000</dc:date>
    <meta:editing-duration>PT1H14M24S</meta:editing-duration>
    <meta:editing-cycles>4</meta:editing-cycles>
    <meta:document-statistic meta:table-count="0" meta:image-count="0" meta:object-count="0" meta:page-count="2" meta:paragraph-count="28" meta:word-count="131" meta:character-count="1482" meta:non-whitespace-character-count="1378"/>
  </office:meta>
</office:document-meta>
</file>